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4.326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37cm" svg:height="2.413cm" svg:x="1.889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26cm" svg:height="1.651cm" svg:x="7.35cm" svg:y="5.44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826cm" svg:y1="10.461cm" svg:x2="7.35cm" svg:y2="6.27cm" draw:start-shape="id1" draw:start-glue-point="1" draw:end-shape="id2" draw:end-glue-point="3" svg:d="M5826 10461h762v-4191h762" svg:viewBox="0 0 1525 419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5:42:14.186691078</meta:creation-date>
    <dc:date>2020-07-02T15:43:43.428629055</dc:date>
    <meta:editing-duration>PT1M30S</meta:editing-duration>
    <meta:editing-cycles>1</meta:editing-cycles>
    <meta:document-statistic meta:object-count="3"/>
    <meta:generator>LibreOffice/6.4.2.2$Linux_X86_64 LibreOffice_project/40$Build-2</meta:generator>
  </office:meta>
</office:document-meta>
</file>